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fo:font-weight="bold"/>
    </style:style>
    <style:style style:name="P3" style:family="paragraph" style:parent-style-name="Standard">
      <style:text-properties style:font-name="Times" fo:font-size="12pt" officeooo:rsid="0014db88" officeooo:paragraph-rsid="0014db88"/>
    </style:style>
    <style:style style:name="P4" style:family="paragraph" style:parent-style-name="Standard">
      <style:text-properties style:font-name="Times" fo:font-size="12pt" officeooo:paragraph-rsid="0014db88"/>
    </style:style>
    <style:style style:name="P5" style:family="paragraph" style:parent-style-name="Standard">
      <style:text-properties style:font-name="Times" fo:font-size="12pt" officeooo:paragraph-rsid="00151781"/>
    </style:style>
    <style:style style:name="P6" style:family="paragraph" style:parent-style-name="Standard">
      <style:text-properties style:font-name="Times" fo:font-size="12pt" officeooo:paragraph-rsid="001a01e8"/>
    </style:style>
    <style:style style:name="P7" style:family="paragraph" style:parent-style-name="Standard">
      <style:text-properties style:font-name="Times" fo:font-size="12pt" officeooo:paragraph-rsid="001f0965"/>
    </style:style>
    <style:style style:name="P8" style:family="paragraph" style:parent-style-name="Standard">
      <style:text-properties style:font-name="Times" fo:font-size="12pt" officeooo:paragraph-rsid="002584cf"/>
    </style:style>
    <style:style style:name="P9" style:family="paragraph" style:parent-style-name="Standard">
      <style:text-properties style:font-name="Times" fo:font-size="12pt" officeooo:rsid="002584cf" officeooo:paragraph-rsid="002584cf"/>
    </style:style>
    <style:style style:name="T1" style:family="text">
      <style:text-properties officeooo:rsid="00131846"/>
    </style:style>
    <style:style style:name="T2" style:family="text">
      <style:text-properties officeooo:rsid="0013684f"/>
    </style:style>
    <style:style style:name="T3" style:family="text">
      <style:text-properties officeooo:rsid="0014db88"/>
    </style:style>
    <style:style style:name="T4" style:family="text">
      <style:text-properties officeooo:rsid="00151781"/>
    </style:style>
    <style:style style:name="T5" style:family="text">
      <style:text-properties officeooo:rsid="0015a3ab"/>
    </style:style>
    <style:style style:name="T6" style:family="text">
      <style:text-properties officeooo:rsid="00174282"/>
    </style:style>
    <style:style style:name="T7" style:family="text">
      <style:text-properties officeooo:rsid="00189ba9"/>
    </style:style>
    <style:style style:name="T8" style:family="text">
      <style:text-properties officeooo:rsid="001a01e8"/>
    </style:style>
    <style:style style:name="T9" style:family="text">
      <style:text-properties officeooo:rsid="001ae1d0"/>
    </style:style>
    <style:style style:name="T10" style:family="text">
      <style:text-properties officeooo:rsid="001ba543"/>
    </style:style>
    <style:style style:name="T11" style:family="text">
      <style:text-properties officeooo:rsid="001dd31a"/>
    </style:style>
    <style:style style:name="T12" style:family="text">
      <style:text-properties officeooo:rsid="001f0965"/>
    </style:style>
    <style:style style:name="T13" style:family="text">
      <style:text-properties officeooo:rsid="002118c0"/>
    </style:style>
    <style:style style:name="T14" style:family="text">
      <style:text-properties officeooo:rsid="00218a3c"/>
    </style:style>
    <style:style style:name="T15" style:family="text">
      <style:text-properties officeooo:rsid="00227305"/>
    </style:style>
    <style:style style:name="T16" style:family="text">
      <style:text-properties officeooo:rsid="002383e5"/>
    </style:style>
    <style:style style:name="T17" style:family="text">
      <style:text-properties officeooo:rsid="002459e2"/>
    </style:style>
    <style:style style:name="T18" style:family="text">
      <style:text-properties officeooo:rsid="002584cf"/>
    </style:style>
    <style:style style:name="T19" style:family="text">
      <style:text-properties officeooo:rsid="0029e8bf"/>
    </style:style>
    <style:style style:name="T20" style:family="text">
      <style:text-properties officeooo:rsid="002ac711"/>
    </style:style>
    <style:style style:name="T21" style:family="text">
      <style:text-properties officeooo:rsid="002b1a0c"/>
    </style:style>
    <style:style style:name="T22" style:family="text">
      <style:text-properties officeooo:rsid="002bcefd"/>
    </style:style>
    <style:style style:name="T23" style:family="text">
      <style:text-properties officeooo:rsid="002d33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Requirements:</text:p>
      <text:p text:style-name="P2"/>
      <text:p text:style-name="P1">1. The App shall run on the Android OS <text:span text:style-name="T1">and iOS</text:span>.</text:p>
      <text:p text:style-name="P1"/>
      <text:p text:style-name="P1">2. The App shall contain a Main Menu that displays four clickable Menu <text:span text:style-name="T1">Buttons</text:span>: a Service <text:s/>Menu <text:span text:style-name="T1">Button</text:span>, a Room Menu <text:span text:style-name="T1">Button</text:span>, a Scavenger Hunt Menu <text:span text:style-name="T1">Button</text:span>, and <text:span text:style-name="T1">a </text:span>My Location Menu <text:span text:style-name="T1">Button</text:span>.</text:p>
      <text:p text:style-name="P1"/>
      <text:p text:style-name="P1">3. The Service Directory Menu <text:span text:style-name="T2">Button</text:span> shall link to the Service Search Screen.</text:p>
      <text:p text:style-name="P1"/>
      <text:p text:style-name="P1">4. The Room Directory Menu <text:span text:style-name="T2">Button</text:span> shall link to the Room Search Screen.</text:p>
      <text:p text:style-name="P1"/>
      <text:p text:style-name="P1">5. The Scavenger Hunt Menu <text:span text:style-name="T2">Button</text:span> shall link to the Scavenger Hunt <text:span text:style-name="T2">Screen</text:span>.</text:p>
      <text:p text:style-name="P1"/>
      <text:p text:style-name="P1">6. The My Location Menu <text:span text:style-name="T2">Button</text:span> shall link to the My Location Screen.</text:p>
      <text:p text:style-name="P1"/>
      <text:p text:style-name="P1">7. The My Location Screen shall display the <text:span text:style-name="T2">Service Results Screen containing the Current Location</text:span>’s <text:span text:style-name="T2">Service Data</text:span>.</text:p>
      <text:p text:style-name="P1"/>
      <text:p text:style-name="P1">8. The My Location Screen shall display a Spinning Wheel icon and a “Searching <text:span text:style-name="T2">F</text:span>or <text:span text:style-name="T2">N</text:span>earest <text:span text:style-name="T2">B</text:span>uilding...” message while it determines the <text:span text:style-name="T2">User's Current Location</text:span>.</text:p>
      <text:p text:style-name="P1"/>
      <text:p text:style-name="P1">9. The App shall contain a Scavenger Hunt <text:span text:style-name="T3">Screen</text:span> that will allow the User the option of a more interactive way to <text:span text:style-name="T23">learn about available Services</text:span>.</text:p>
      <text:p text:style-name="P1"/>
      <text:p text:style-name="P1">1<text:span text:style-name="T3">0</text:span>. A <text:span text:style-name="T3">Scavenger Hunt </text:span>Clue <text:span text:style-name="T5">shall</text:span> contain a<text:span text:style-name="T3">t least 1 Scavenger Hunt</text:span> Description and <text:span text:style-name="T3">a Scavenger Hunt </text:span>Solution.</text:p>
      <text:p text:style-name="P1"/>
      <text:p text:style-name="P4">1<text:span text:style-name="T3">1</text:span>. A <text:span text:style-name="T3">Scavenger Hunt </text:span>Solution <text:span text:style-name="T5">shall</text:span> be either a String or GPS <text:span text:style-name="T3">C</text:span>oordinates.</text:p>
      <text:p text:style-name="P1"/>
      <text:p text:style-name="P4">1<text:span text:style-name="T3">2</text:span>. The Scavenger Hunt <text:span text:style-name="T3">Screen</text:span> shall display a <text:span text:style-name="T3">Scavenger Hunt </text:span>Clue's Description and <text:span text:style-name="T3">if exists, the o</text:span>ptional <text:span text:style-name="T3">Scavenger Hunt </text:span>Picture.</text:p>
      <text:p text:style-name="P4"/>
      <text:p text:style-name="P4"><text:span text:style-name="T3">13. The Scavenger Hunt Screen shall </text:span>provide a Text Box <text:span text:style-name="T3">if the Scavenger Hunt Solution to the Current Scavenger Hunt Clue is a String.</text:span></text:p>
      <text:p text:style-name="P4"/>
      <text:p text:style-name="P3">14. The Scavenger Hunt Screen shall provide a Scavenger Hunt Check Button at the bottom of the screen, just above the Main Menu.</text:p>
      <text:p text:style-name="P1"/>
      <text:p text:style-name="P6"><text:span text:style-name="T8">15</text:span>. The App shall contain a <text:span text:style-name="T8">Service</text:span> Directory that maps a <text:span text:style-name="T8">Service's name to Service </text:span>Data.</text:p>
      <text:p text:style-name="P1"/>
      <text:p text:style-name="P5">1<text:span text:style-name="T8">6</text:span>. The Service Search Screen shall <text:span text:style-name="T4">contain a Search Bar at the top followed by a list of clickable Service List Items.</text:span></text:p>
      <text:p text:style-name="P1"/>
      <text:p text:style-name="P1">1<text:span text:style-name="T8">7</text:span>. The <text:span text:style-name="T5">Search Bar</text:span> shall be <text:span text:style-name="T5">able to </text:span>filter <text:span text:style-name="T5">the Service List Items in the Service Search Screen</text:span>.</text:p>
      <text:p text:style-name="P1"/>
      <text:p text:style-name="P1">1<text:span text:style-name="T8">8</text:span>. The Service Results Screen shall appear when the User selects a Service List Item from the <text:span text:style-name="T5">Service Search Screen</text:span>.</text:p>
      <text:p text:style-name="P1"/>
      <text:p text:style-name="P6">1<text:span text:style-name="T8">9</text:span>. A Service List Item shall be either a Web Service, a Building, <text:span text:style-name="T5">or a Building Service</text:span>.</text:p>
      <text:p text:style-name="P1"/>
      <text:p text:style-name="P1"/>
      <text:p text:style-name="P7"><text:soft-page-break/><text:span text:style-name="T8">20</text:span>. The Service Results Screen shall display the Service List Item’s Service Data <text:span text:style-name="T12">and if the Service Data contains GPS Coordinates, then the Take Me There Button will also be displayed.</text:span></text:p>
      <text:p text:style-name="P1"/>
      <text:p text:style-name="P7"><text:span text:style-name="T12">21</text:span>. The ’Take Me There’ button shall link to <text:span text:style-name="T13">an Outside System to direct the User to the Service Data's GPS Coordinates.</text:span></text:p>
      <text:p text:style-name="P1"/>
      <text:p text:style-name="P1"><text:span text:style-name="T6">22</text:span>. Service Data shall contain <text:span text:style-name="T7">its</text:span> <text:span text:style-name="T7">n</text:span>ame, <text:span text:style-name="T7">a quick</text:span> <text:span text:style-name="T7">d</text:span>escription, <text:span text:style-name="T7">a p</text:span>hone <text:span text:style-name="T7">n</text:span>umber (if Applicable), and website URL <text:span text:style-name="T7">(if applicable)</text:span>.</text:p>
      <text:p text:style-name="P1"/>
      <text:p text:style-name="P1">2<text:span text:style-name="T12">3</text:span>. The App shall contain a Room Directory that maps a Room Number and Building to Room Data.</text:p>
      <text:p text:style-name="P1"/>
      <text:p text:style-name="P1">2<text:span text:style-name="T12">4</text:span>. Room Data shall contain <text:span text:style-name="T8">the R</text:span>oom <text:span text:style-name="T14">Number, the name of the Building it's located in, a quick description of what the room is used for,</text:span> and <text:span text:style-name="T8">simple textual </text:span>directions to <text:span text:style-name="T8">the room's</text:span> location on campus.</text:p>
      <text:p text:style-name="P1"/>
      <text:p text:style-name="P1">2<text:span text:style-name="T12">5</text:span>. The Room Search Screen shall accept input of Room Number via a Text Box and Building Name via a <text:span text:style-name="T9">D</text:span>ropdown <text:span text:style-name="T9">Menu</text:span> and provide a Search <text:span text:style-name="T10">B</text:span>utton.</text:p>
      <text:p text:style-name="P1"/>
      <text:p text:style-name="P1">2<text:span text:style-name="T12">6</text:span>. The Room Results Screen shall appear once the User presses the Search <text:span text:style-name="T10">B</text:span>utton on the Room Search Screen with a Room Number and Building <text:span text:style-name="T10">name</text:span> combination that has been mapped <text:span text:style-name="T10">to </text:span>in the Room Directory.</text:p>
      <text:p text:style-name="P1"/>
      <text:p text:style-name="P1">2<text:span text:style-name="T12">7</text:span>. The Room Search Screen shall show an Error Message when the Search <text:span text:style-name="T10">B</text:span>utton is pressed with an unmapped Room Number and Building combination.</text:p>
      <text:p text:style-name="P1"/>
      <text:p text:style-name="P1">2<text:span text:style-name="T12">8</text:span>. The Room Results Screen shall display the mapped Room Data <text:span text:style-name="T11">for the Room Number and Building Name tuple from the Room Directory</text:span>.</text:p>
      <text:p text:style-name="P1"/>
      <text:p text:style-name="P1"><text:span text:style-name="T18">29</text:span>. The <text:span text:style-name="T15">App shall present the Scavenger Hunt Screen</text:span> <text:span text:style-name="T15">with</text:span> the <text:span text:style-name="T14">Current Scavenger Hunt Clue</text:span> when the Scavenger Hunt Menu <text:span text:style-name="T15">Button</text:span> is pressed.</text:p>
      <text:p text:style-name="P1"/>
      <text:p text:style-name="P1">3<text:span text:style-name="T18">0</text:span>. The Scavenger Hunt <text:span text:style-name="T15">Screen</text:span> shall show the next unsolved <text:span text:style-name="T15">Scavenger Hunt </text:span>Clue upon <text:span text:style-name="T15">the User</text:span> <text:span text:style-name="T15">pressing the Scavenger Hunt Check Button with input that matches the Scavenger Hunt Clue Solution</text:span>.</text:p>
      <text:p text:style-name="P1"/>
      <text:p text:style-name="P1">3<text:span text:style-name="T18">1</text:span>. The Scavenger Hunt <text:span text:style-name="T16">Screen</text:span> shall show a<text:span text:style-name="T16">n Error M</text:span>essage indicating there are no more <text:span text:style-name="T16">Scavenger Hunt </text:span>Clues once every <text:span text:style-name="T16">Scavenger Hunt </text:span>Clue has been solved.</text:p>
      <text:p text:style-name="P1"/>
      <text:p text:style-name="P8">3<text:span text:style-name="T18">2</text:span>. The Scavenger Hunt <text:span text:style-name="T17">Screen</text:span> shall contain <text:span text:style-name="T17">the Scavenger Hunt </text:span>Hint <text:span text:style-name="T17">B</text:span>utton that allows the User to request <text:span text:style-name="T17">another</text:span> <text:span text:style-name="T17">Scavenger Hunt Clue Description</text:span> for <text:span text:style-name="T17">the Current Scavenger Hunt Clue</text:span>.</text:p>
      <text:p text:style-name="P1"/>
      <text:p text:style-name="P9">33. The Scavenger Hunt Screen shall disable the Scavenger Hunt Hint Button when there are no more Scavenger Hunt Clue Descriptions for the User to request in the Current Scavenger Hunt Clue.</text:p>
      <text:p text:style-name="P1"/>
      <text:p text:style-name="P1">3<text:span text:style-name="T19">4</text:span>. The App's installable binary <text:span text:style-name="T5">shall</text:span> be no larger than <text:span text:style-name="T20">60</text:span>MB.</text:p>
      <text:p text:style-name="P1"/>
      <text:p text:style-name="P1">3<text:span text:style-name="T19">5</text:span>. The App <text:span text:style-name="T5">shall</text:span> connect to any necessary Outside Systems <text:span text:style-name="T22">for</text:span> <text:span text:style-name="T21">GPS Coordinates</text:span> <text:span text:style-name="T21">and</text:span> <text:span text:style-name="T21">directional assistance</text:span>.</text:p>
      <text:p text:style-name="P1"/>
      <text:p text:style-name="P1"/>
      <text:p text:style-name="P2"><text:soft-page-break/>Non-Functional Requirements:</text:p>
      <text:p text:style-name="P2"/>
      <text:p text:style-name="P1">1. The App <text:span text:style-name="T5">shall</text:span> minimize its usage of GPS.</text:p>
      <text:p text:style-name="P2"/>
      <text:p text:style-name="P1">2. The App <text:span text:style-name="T5">shall</text:span> minimize its battery dr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16-01-25T01:41:17.164000000</dc:date>
    <meta:editing-duration>PT1H41M13S</meta:editing-duration>
    <meta:editing-cycles>30</meta:editing-cycles>
    <meta:document-statistic meta:table-count="0" meta:image-count="0" meta:object-count="0" meta:page-count="3" meta:paragraph-count="39" meta:word-count="781" meta:character-count="4527" meta:non-whitespace-character-count="3784"/>
  </office:meta>
</office:document-meta>
</file>